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1"/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ese papers are solving comparable problems to ours. The test sets are the same...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MOTA (%)</text:p>
          </table:table-cell>
          <table:table-cell office:value-type="string" calcext:value-type="string">
            <text:p>MOTP</text:p>
          </table:table-cell>
          <table:table-cell office:value-type="string" calcext:value-type="string">
            <text:p>MT (%)</text:p>
          </table:table-cell>
          <table:table-cell office:value-type="string" calcext:value-type="string">
            <text:p>PT (%)</text:p>
          </table:table-cell>
          <table:table-cell office:value-type="string" calcext:value-type="string">
            <text:p>ML (%)</text:p>
          </table:table-cell>
          <table:table-cell office:value-type="string" calcext:value-type="string">
            <text:p>#IDSW</text:p>
          </table:table-cell>
          <table:table-cell office:value-type="string" calcext:value-type="string">
            <text:p>#FRAG</text:p>
          </table:table-cell>
          <table:table-cell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ceive</text:p>
          </table:table-cell>
          <table:table-cell office:value-type="float" office:value="47.44" calcext:value-type="float">
            <text:p>47.44</text:p>
          </table:table-cell>
          <table:table-cell office:value-type="string" calcext:value-type="string">
            <text:p>0.166m</text:p>
          </table:table-cell>
          <table:table-cell office:value-type="float" office:value="51.22" calcext:value-type="float">
            <text:p>51.22</text:p>
          </table:table-cell>
          <table:table-cell office:value-type="float" office:value="31.71" calcext:value-type="float">
            <text:p>31.71</text:p>
          </table:table-cell>
          <table:table-cell office:value-type="float" office:value="17.07" calcext:value-type="float">
            <text:p>17.07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ower resolution images. Fast runtime. Realworld data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72.1 (pixels)</text:p>
          </table:table-cell>
          <table:table-cell office:value-type="float" office:value="11.7" calcext:value-type="float">
            <text:p>11.7</text:p>
          </table:table-cell>
          <table:table-cell table:formula="of:=100-[.E9]-[.G9]" office:value-type="float" office:value="57.4" calcext:value-type="float">
            <text:p>57.4</text:p>
          </table:table-cell>
          <table:table-cell office:value-type="float" office:value="30.9" calcext:value-type="float">
            <text:p>30.9</text:p>
          </table:table-cell>
          <table:table-cell office:value-type="float" office:value="1001" calcext:value-type="float">
            <text:p>1001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High resolution images. 2D projective. MOT databas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u 2016</text:p>
          </table:table-cell>
          <table:table-cell table:formula="of:=0.25*(49.3+27.81 + 20.84 + 24.46)" office:value-type="float" office:value="30.6025" calcext:value-type="float">
            <text:p>30.6025</text:p>
          </table:table-cell>
          <table:table-cell office:value-type="string" calcext:value-type="string">
            <text:p>72.02 (pixels)</text:p>
          </table:table-cell>
          <table:table-cell table:formula="of:=0.25*(31.25+21.54+33.33+6.67)" office:value-type="float" office:value="23.1975" calcext:value-type="float">
            <text:p>23.1975</text:p>
          </table:table-cell>
          <table:table-cell table:formula="of:=100-[.E10]-[.G10]" office:value-type="float" office:value="65.795" calcext:value-type="float">
            <text:p>65.795</text:p>
          </table:table-cell>
          <table:table-cell table:formula="of:=0.25*(6.25+0+11.11+26.67)" office:value-type="float" office:value="11.0075" calcext:value-type="float">
            <text:p>11.0075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igh resolution images. 2D projective. CAMPU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u 2017</text:p>
          </table:table-cell>
          <table:table-cell table:formula="of:=0.333*(34.47+47.38+25.18)" office:value-type="float" office:value="35.64099" calcext:value-type="float">
            <text:p>35.64099</text:p>
          </table:table-cell>
          <table:table-cell office:value-type="float" office:value="72.38" calcext:value-type="float">
            <text:p>72.38</text:p>
          </table:table-cell>
          <table:table-cell table:formula="of:=0.33333*(18.52+42.86+16.28)" office:value-type="float" office:value="25.8864078" calcext:value-type="float">
            <text:p>25.8864078</text:p>
          </table:table-cell>
          <table:table-cell table:formula="of:=100-[.E11]-[.G11]" office:value-type="float" office:value="61.5948442" calcext:value-type="float">
            <text:p>61.5948442</text:p>
          </table:table-cell>
          <table:table-cell table:formula="of:=0.3333*(25.93+0+11.63)" office:value-type="float" office:value="12.518748" calcext:value-type="float">
            <text:p>12.518748</text:p>
          </table:table-cell>
          <table:table-cell office:value-type="float" office:value="265" calcext:value-type="float">
            <text:p>265</text:p>
          </table:table-cell>
          <table:table-cell table:formula="of:=133+31+55" office:value-type="float" office:value="219" calcext:value-type="float">
            <text:p>219</text:p>
          </table:table-cell>
          <table:table-cell office:value-type="string" calcext:value-type="string">
            <text:p>High resolution images. 2D projective. CAMPU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ang 2017</text:p>
          </table:table-cell>
          <table:table-cell office:value-type="float" office:value="48.8" calcext:value-type="float">
            <text:p>48.8</text:p>
          </table:table-cell>
          <table:table-cell office:value-type="float" office:value="79" calcext:value-type="float">
            <text:p>79</text:p>
          </table:table-cell>
          <table:table-cell office:value-type="float" office:value="18.2" calcext:value-type="float">
            <text:p>18.2</text:p>
          </table:table-cell>
          <table:table-cell table:formula="of:=100-[.E12]-[.G12]" office:value-type="float" office:value="41.7" calcext:value-type="float">
            <text:p>41.7</text:p>
          </table:table-cell>
          <table:table-cell office:value-type="float" office:value="40.1" calcext:value-type="float">
            <text:p>40.1</text:p>
          </table:table-cell>
          <table:table-cell office:value-type="float" office:value="481" calcext:value-type="float">
            <text:p>48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MOT16 test set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f anyone brings up You and Jian (2020) – microsoft – they’ve trained their network on a specific site: the building courtyard in the WILDTRACK dataset. Thei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ults are not generalizable like ours are.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e’re also using lower resolution lower-frame-rate cameras covering much larger areas than any of the MOT, CAMPUS, or WILDTRACK datasets.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2:26:17.715015656</meta:creation-date>
    <dc:date>2020-10-21T16:40:25.278712917</dc:date>
    <meta:editing-duration>PT4H3M56S</meta:editing-duration>
    <meta:editing-cycles>4</meta:editing-cycles>
    <meta:generator>LibreOffice/6.0.7.3$Linux_X86_64 LibreOffice_project/00m0$Build-3</meta:generator>
    <meta:document-statistic meta:table-count="1" meta:cell-count="57" meta:object-count="0"/>
  </office:meta>
</office:document-meta>
</file>